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klearn_refit_False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dask_refit_False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gstcv_sklearn_refit_False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gstcv_dask_refit_False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sklearn_refit_balanced_accuracy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dask_refit_balanced_accuracy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gstcv_sklearn_refit_balanced_accuracy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gstcv_dask_refit_balanced_accuracy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sklearn_refit_refit_fxn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dask_refit_refit_fxn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gstcv_sklearn_refit_refit_fxn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gstcv_dask_refit_refit_fxn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sklearn_refit_False_post_fit" table:style-name="ta1">
        <table:table-column table:style-name="co1" table:default-cell-style-name="pd1"/>
        <table:table-column table:style-name="co1" table:number-columns-repeated="14" table:default-cell-style-name="Default"/>
        <table:table-row table:style-name="ro1">
          <table:table-cell table:style-name="Default"/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param_C</text:p>
          </table:table-cell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split0_test_score</text:p>
          </table:table-cell>
          <table:table-cell table:style-name="pd1" office:value-type="string" calcext:value-type="string">
            <text:p>split1_test_score</text:p>
          </table:table-cell>
          <table:table-cell table:style-name="pd1" office:value-type="string" calcext:value-type="string">
            <text:p>split2_test_score</text:p>
          </table:table-cell>
          <table:table-cell table:style-name="pd1" office:value-type="string" calcext:value-type="string">
            <text:p>split3_test_score</text:p>
          </table:table-cell>
          <table:table-cell table:style-name="pd1" office:value-type="string" calcext:value-type="string">
            <text:p>split4_test_score</text:p>
          </table:table-cell>
          <table:table-cell table:style-name="pd1" office:value-type="string" calcext:value-type="string">
            <text:p>mean_test_score</text:p>
          </table:table-cell>
          <table:table-cell table:style-name="pd1" office:value-type="string" calcext:value-type="string">
            <text:p>std_test_score</text:p>
          </table:table-cell>
          <table:table-cell table:style-name="pd1" office:value-type="string" calcext:value-type="string">
            <text:p>rank_test_sco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22043609619141" calcext:value-type="float">
            <text:p>0.00622043609619141</text:p>
          </table:table-cell>
          <table:table-cell office:value-type="float" office:value="0.000437355254656095" calcext:value-type="float">
            <text:p>0.000437355254656095</text:p>
          </table:table-cell>
          <table:table-cell office:value-type="float" office:value="0.00259490013122559" calcext:value-type="float">
            <text:p>0.00259490013122559</text:p>
          </table:table-cell>
          <table:table-cell office:value-type="float" office:value="0.000122301657325279" calcext:value-type="float">
            <text:p>0.00012230165732527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C': 0.01}</text:p>
          </table:table-cell>
          <table:table-cell office:value-type="float" office:value="0.614285714285714" calcext:value-type="float">
            <text:p>0.614285714285714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85238095238095" calcext:value-type="float">
            <text:p>0.685238095238095</text:p>
          </table:table-cell>
          <table:table-cell office:value-type="float" office:value="0.0716725990267352" calcext:value-type="float">
            <text:p>0.07167259902673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46562385559082" calcext:value-type="float">
            <text:p>0.00846562385559082</text:p>
          </table:table-cell>
          <table:table-cell office:value-type="float" office:value="0.00166616131543869" calcext:value-type="float">
            <text:p>0.00166616131543869</text:p>
          </table:table-cell>
          <table:table-cell office:value-type="float" office:value="0.00334186553955078" calcext:value-type="float">
            <text:p>0.00334186553955078</text:p>
          </table:table-cell>
          <table:table-cell office:value-type="float" office:value="0.000797098605282465" calcext:value-type="float">
            <text:p>0.00079709860528246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C': 0.1}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728571428571429" calcext:value-type="float">
            <text:p>0.728571428571429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21904761904762" calcext:value-type="float">
            <text:p>0.721904761904762</text:p>
          </table:table-cell>
          <table:table-cell office:value-type="float" office:value="0.0610267403565744" calcext:value-type="float">
            <text:p>0.06102674035657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06429576873779" calcext:value-type="float">
            <text:p>0.0106429576873779</text:p>
          </table:table-cell>
          <table:table-cell office:value-type="float" office:value="0.00202124084030807" calcext:value-type="float">
            <text:p>0.00202124084030807</text:p>
          </table:table-cell>
          <table:table-cell office:value-type="float" office:value="0.0029975414276123" calcext:value-type="float">
            <text:p>0.0029975414276123</text:p>
          </table:table-cell>
          <table:table-cell office:value-type="float" office:value="0.00010706481957651" calcext:value-type="float">
            <text:p>0.000107064819576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.0}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32857142857143" calcext:value-type="float">
            <text:p>0.732857142857143</text:p>
          </table:table-cell>
          <table:table-cell office:value-type="float" office:value="0.108330978519671" calcext:value-type="float">
            <text:p>0.108330978519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79723930358887" calcext:value-type="float">
            <text:p>0.00979723930358887</text:p>
          </table:table-cell>
          <table:table-cell office:value-type="float" office:value="0.00039235732450913" calcext:value-type="float">
            <text:p>0.00039235732450913</text:p>
          </table:table-cell>
          <table:table-cell office:value-type="float" office:value="0.00321941375732422" calcext:value-type="float">
            <text:p>0.00321941375732422</text:p>
          </table:table-cell>
          <table:table-cell office:value-type="float" office:value="0.000252442446346026" calcext:value-type="float">
            <text:p>0.0002524424463460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.0}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32857142857143" calcext:value-type="float">
            <text:p>0.732857142857143</text:p>
          </table:table-cell>
          <table:table-cell office:value-type="float" office:value="0.108330978519671" calcext:value-type="float">
            <text:p>0.108330978519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849704742431641" calcext:value-type="float">
            <text:p>0.00849704742431641</text:p>
          </table:table-cell>
          <table:table-cell office:value-type="float" office:value="0.00113528409872553" calcext:value-type="float">
            <text:p>0.00113528409872553</text:p>
          </table:table-cell>
          <table:table-cell office:value-type="float" office:value="0.00246238708496094" calcext:value-type="float">
            <text:p>0.00246238708496094</text:p>
          </table:table-cell>
          <table:table-cell office:value-type="float" office:value="0.0000484934246911025" calcext:value-type="float">
            <text:p>4.84934246911025E-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C': 100.0}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32857142857143" calcext:value-type="float">
            <text:p>0.732857142857143</text:p>
          </table:table-cell>
          <table:table-cell office:value-type="float" office:value="0.108330978519671" calcext:value-type="float">
            <text:p>0.10833097851967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ask_refit_False_post_fit" table:style-name="ta1">
        <table:table-column table:style-name="co1" table:default-cell-style-name="pd1"/>
        <table:table-column table:style-name="co1" table:number-columns-repeated="12" table:default-cell-style-name="Default"/>
        <table:table-row table:style-name="ro1">
          <table:table-cell table:style-name="Default"/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split0_test_score</text:p>
          </table:table-cell>
          <table:table-cell table:style-name="pd1" office:value-type="string" calcext:value-type="string">
            <text:p>split1_test_score</text:p>
          </table:table-cell>
          <table:table-cell table:style-name="pd1" office:value-type="string" calcext:value-type="string">
            <text:p>split2_test_score</text:p>
          </table:table-cell>
          <table:table-cell table:style-name="pd1" office:value-type="string" calcext:value-type="string">
            <text:p>mean_test_score</text:p>
          </table:table-cell>
          <table:table-cell table:style-name="pd1" office:value-type="string" calcext:value-type="string">
            <text:p>std_test_score</text:p>
          </table:table-cell>
          <table:table-cell table:style-name="pd1" office:value-type="string" calcext:value-type="string">
            <text:p>rank_test_score</text:p>
          </table:table-cell>
          <table:table-cell table:style-name="pd1" office:value-type="string" calcext:value-type="string">
            <text:p>param_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'C': 0.01}</text:p>
          </table:table-cell>
          <table:table-cell office:value-type="float" office:value="0.0135962353281987" calcext:value-type="float">
            <text:p>0.0135962353281987</text:p>
          </table:table-cell>
          <table:table-cell office:value-type="float" office:value="0.0090824431028436" calcext:value-type="float">
            <text:p>0.0090824431028436</text:p>
          </table:table-cell>
          <table:table-cell office:value-type="float" office:value="0.0174432013300248" calcext:value-type="float">
            <text:p>0.0174432013300248</text:p>
          </table:table-cell>
          <table:table-cell office:value-type="float" office:value="0.00133365241000817" calcext:value-type="float">
            <text:p>0.00133365241000817</text:p>
          </table:table-cell>
          <table:table-cell office:value-type="float" office:value="0.843434343434343" calcext:value-type="float">
            <text:p>0.843434343434343</text:p>
          </table:table-cell>
          <table:table-cell office:value-type="float" office:value="0.717171717171717" calcext:value-type="float">
            <text:p>0.717171717171717</text:p>
          </table:table-cell>
          <table:table-cell office:value-type="float" office:value="0.625" calcext:value-type="float">
            <text:p>0.625</text:p>
          </table:table-cell>
          <table:table-cell office:value-type="float" office:value="0.728535353535353" calcext:value-type="float">
            <text:p>0.728535353535353</text:p>
          </table:table-cell>
          <table:table-cell office:value-type="float" office:value="0.0895367327653922" calcext:value-type="float">
            <text:p>0.089536732765392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'C': 0.1}</text:p>
          </table:table-cell>
          <table:table-cell office:value-type="float" office:value="0.0172620266869975" calcext:value-type="float">
            <text:p>0.0172620266869975</text:p>
          </table:table-cell>
          <table:table-cell office:value-type="float" office:value="0.00781091633573584" calcext:value-type="float">
            <text:p>0.00781091633573584</text:p>
          </table:table-cell>
          <table:table-cell office:value-type="float" office:value="0.00372440633752073" calcext:value-type="float">
            <text:p>0.00372440633752073</text:p>
          </table:table-cell>
          <table:table-cell office:value-type="float" office:value="0.00175252680064514" calcext:value-type="float">
            <text:p>0.00175252680064514</text:p>
          </table:table-cell>
          <table:table-cell office:value-type="float" office:value="0.843434343434343" calcext:value-type="float">
            <text:p>0.843434343434343</text:p>
          </table:table-cell>
          <table:table-cell office:value-type="float" office:value="0.661616161616162" calcext:value-type="float">
            <text:p>0.661616161616162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0016835016835" calcext:value-type="float">
            <text:p>0.710016835016835</text:p>
          </table:table-cell>
          <table:table-cell office:value-type="float" office:value="0.0955173962763753" calcext:value-type="float">
            <text:p>0.0955173962763753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'C': 1.0}</text:p>
          </table:table-cell>
          <table:table-cell office:value-type="float" office:value="0.0269144109915942" calcext:value-type="float">
            <text:p>0.0269144109915942</text:p>
          </table:table-cell>
          <table:table-cell office:value-type="float" office:value="0.00486582274952783" calcext:value-type="float">
            <text:p>0.00486582274952783</text:p>
          </table:table-cell>
          <table:table-cell office:value-type="float" office:value="0.00986421632114798" calcext:value-type="float">
            <text:p>0.00986421632114798</text:p>
          </table:table-cell>
          <table:table-cell office:value-type="float" office:value="0.00536414772401758" calcext:value-type="float">
            <text:p>0.00536414772401758</text:p>
          </table:table-cell>
          <table:table-cell office:value-type="float" office:value="0.843434343434343" calcext:value-type="float">
            <text:p>0.843434343434343</text:p>
          </table:table-cell>
          <table:table-cell office:value-type="float" office:value="0.661616161616162" calcext:value-type="float">
            <text:p>0.661616161616162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0016835016835" calcext:value-type="float">
            <text:p>0.710016835016835</text:p>
          </table:table-cell>
          <table:table-cell office:value-type="float" office:value="0.0955173962763753" calcext:value-type="float">
            <text:p>0.09551739627637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'C': 10.0}</text:p>
          </table:table-cell>
          <table:table-cell office:value-type="float" office:value="0.0356381506814311" calcext:value-type="float">
            <text:p>0.0356381506814311</text:p>
          </table:table-cell>
          <table:table-cell office:value-type="float" office:value="0.00650667552423729" calcext:value-type="float">
            <text:p>0.00650667552423729</text:p>
          </table:table-cell>
          <table:table-cell office:value-type="float" office:value="0.0111147196536573" calcext:value-type="float">
            <text:p>0.0111147196536573</text:p>
          </table:table-cell>
          <table:table-cell office:value-type="float" office:value="0.00665723836389364" calcext:value-type="float">
            <text:p>0.00665723836389364</text:p>
          </table:table-cell>
          <table:table-cell office:value-type="float" office:value="0.843434343434343" calcext:value-type="float">
            <text:p>0.843434343434343</text:p>
          </table:table-cell>
          <table:table-cell office:value-type="float" office:value="0.661616161616162" calcext:value-type="float">
            <text:p>0.661616161616162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720433501683502" calcext:value-type="float">
            <text:p>0.720433501683502</text:p>
          </table:table-cell>
          <table:table-cell office:value-type="float" office:value="0.0870023150120517" calcext:value-type="float">
            <text:p>0.08700231501205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'C': 100.0}</text:p>
          </table:table-cell>
          <table:table-cell office:value-type="float" office:value="0.0415504780054713" calcext:value-type="float">
            <text:p>0.0415504780054713</text:p>
          </table:table-cell>
          <table:table-cell office:value-type="float" office:value="0.00515040012493403" calcext:value-type="float">
            <text:p>0.00515040012493403</text:p>
          </table:table-cell>
          <table:table-cell office:value-type="float" office:value="0.0073754566644008" calcext:value-type="float">
            <text:p>0.0073754566644008</text:p>
          </table:table-cell>
          <table:table-cell office:value-type="float" office:value="0.00375344088769048" calcext:value-type="float">
            <text:p>0.00375344088769048</text:p>
          </table:table-cell>
          <table:table-cell office:value-type="float" office:value="0.843434343434343" calcext:value-type="float">
            <text:p>0.843434343434343</text:p>
          </table:table-cell>
          <table:table-cell office:value-type="float" office:value="0.661616161616162" calcext:value-type="float">
            <text:p>0.661616161616162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720433501683502" calcext:value-type="float">
            <text:p>0.720433501683502</text:p>
          </table:table-cell>
          <table:table-cell office:value-type="float" office:value="0.0870023150120517" calcext:value-type="float">
            <text:p>0.087002315012051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gstcv_sklearn_refit_False_post_fit" table:style-name="ta1">
        <table:table-column table:style-name="co1" table:default-cell-style-name="pd1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param_C</text:p>
          </table:table-cell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best_threshold</text:p>
          </table:table-cell>
          <table:table-cell table:style-name="pd1" office:value-type="string" calcext:value-type="string">
            <text:p>split0_test_score</text:p>
          </table:table-cell>
          <table:table-cell table:style-name="pd1" office:value-type="string" calcext:value-type="string">
            <text:p>split1_test_score</text:p>
          </table:table-cell>
          <table:table-cell table:style-name="pd1" office:value-type="string" calcext:value-type="string">
            <text:p>split2_test_score</text:p>
          </table:table-cell>
          <table:table-cell table:style-name="pd1" office:value-type="string" calcext:value-type="string">
            <text:p>split3_test_score</text:p>
          </table:table-cell>
          <table:table-cell table:style-name="pd1" office:value-type="string" calcext:value-type="string">
            <text:p>split4_test_score</text:p>
          </table:table-cell>
          <table:table-cell table:style-name="pd1" office:value-type="string" calcext:value-type="string">
            <text:p>mean_test_score</text:p>
          </table:table-cell>
          <table:table-cell table:style-name="pd1" office:value-type="string" calcext:value-type="string">
            <text:p>std_test_score</text:p>
          </table:table-cell>
          <table:table-cell table:style-name="pd1" office:value-type="string" calcext:value-type="string">
            <text:p>rank_test_sco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578698720782995" calcext:value-type="float">
            <text:p>0.00578698720782995</text:p>
          </table:table-cell>
          <table:table-cell office:value-type="float" office:value="0.00059601617279015" calcext:value-type="float">
            <text:p>0.00059601617279015</text:p>
          </table:table-cell>
          <table:table-cell office:value-type="float" office:value="0.00183898816217801" calcext:value-type="float">
            <text:p>0.00183898816217801</text:p>
          </table:table-cell>
          <table:table-cell office:value-type="float" office:value="0.000409571482847389" calcext:value-type="float">
            <text:p>0.0004095714828473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C': 0.01}</text:p>
          </table:table-cell>
          <table:table-cell office:value-type="float" office:value="0.5" calcext:value-type="float">
            <text:p>0.5</text:p>
          </table:table-cell>
          <table:table-cell office:value-type="float" office:value="0.614285714285714" calcext:value-type="float">
            <text:p>0.614285714285714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85238095238095" calcext:value-type="float">
            <text:p>0.685238095238095</text:p>
          </table:table-cell>
          <table:table-cell office:value-type="float" office:value="0.0716725990267352" calcext:value-type="float">
            <text:p>0.07167259902673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64494400843978" calcext:value-type="float">
            <text:p>0.00664494400843978</text:p>
          </table:table-cell>
          <table:table-cell office:value-type="float" office:value="0.000214493513573449" calcext:value-type="float">
            <text:p>0.000214493513573449</text:p>
          </table:table-cell>
          <table:table-cell office:value-type="float" office:value="0.00174870313965671" calcext:value-type="float">
            <text:p>0.00174870313965671</text:p>
          </table:table-cell>
          <table:table-cell office:value-type="float" office:value="0.000303462678187656" calcext:value-type="float">
            <text:p>0.00030346267818765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C': 0.1}</text:p>
          </table:table-cell>
          <table:table-cell office:value-type="float" office:value="0.6" calcext:value-type="float">
            <text:p>0.6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24285714285714" calcext:value-type="float">
            <text:p>0.724285714285714</text:p>
          </table:table-cell>
          <table:table-cell office:value-type="float" office:value="0.0982430693752598" calcext:value-type="float">
            <text:p>0.09824306937525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836285421391949" calcext:value-type="float">
            <text:p>0.00836285421391949</text:p>
          </table:table-cell>
          <table:table-cell office:value-type="float" office:value="0.000514520563317471" calcext:value-type="float">
            <text:p>0.000514520563317471</text:p>
          </table:table-cell>
          <table:table-cell office:value-type="float" office:value="0.00174411142832555" calcext:value-type="float">
            <text:p>0.00174411142832555</text:p>
          </table:table-cell>
          <table:table-cell office:value-type="float" office:value="0.000216315223005149" calcext:value-type="float">
            <text:p>0.000216315223005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.0}</text:p>
          </table:table-cell>
          <table:table-cell office:value-type="float" office:value="0.55" calcext:value-type="float">
            <text:p>0.55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52857142857143" calcext:value-type="float">
            <text:p>0.752857142857143</text:p>
          </table:table-cell>
          <table:table-cell office:value-type="float" office:value="0.10700414301005" calcext:value-type="float">
            <text:p>0.1070041430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807661740109324" calcext:value-type="float">
            <text:p>0.00807661740109324</text:p>
          </table:table-cell>
          <table:table-cell office:value-type="float" office:value="0.00063364485448597" calcext:value-type="float">
            <text:p>0.00063364485448597</text:p>
          </table:table-cell>
          <table:table-cell office:value-type="float" office:value="0.0016403290193661" calcext:value-type="float">
            <text:p>0.0016403290193661</text:p>
          </table:table-cell>
          <table:table-cell office:value-type="float" office:value="0.0000924230828637875" calcext:value-type="float">
            <text:p>9.24230828637875E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.0}</text:p>
          </table:table-cell>
          <table:table-cell office:value-type="float" office:value="0.55" calcext:value-type="float">
            <text:p>0.55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52857142857143" calcext:value-type="float">
            <text:p>0.752857142857143</text:p>
          </table:table-cell>
          <table:table-cell office:value-type="float" office:value="0.10700414301005" calcext:value-type="float">
            <text:p>0.1070041430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786698979791254" calcext:value-type="float">
            <text:p>0.00786698979791254</text:p>
          </table:table-cell>
          <table:table-cell office:value-type="float" office:value="0.000353846644963764" calcext:value-type="float">
            <text:p>0.000353846644963764</text:p>
          </table:table-cell>
          <table:table-cell office:value-type="float" office:value="0.00168200693747384" calcext:value-type="float">
            <text:p>0.00168200693747384</text:p>
          </table:table-cell>
          <table:table-cell office:value-type="float" office:value="0.000179941630034691" calcext:value-type="float">
            <text:p>0.0001799416300346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C': 100.0}</text:p>
          </table:table-cell>
          <table:table-cell office:value-type="float" office:value="0.55" calcext:value-type="float">
            <text:p>0.55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52857142857143" calcext:value-type="float">
            <text:p>0.752857142857143</text:p>
          </table:table-cell>
          <table:table-cell office:value-type="float" office:value="0.10700414301005" calcext:value-type="float">
            <text:p>0.1070041430100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stcv_dask_refit_False_post_fit" table:style-name="ta1">
        <table:table-column table:style-name="co1" table:default-cell-style-name="pd1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param_C</text:p>
          </table:table-cell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best_threshold</text:p>
          </table:table-cell>
          <table:table-cell table:style-name="pd1" office:value-type="string" calcext:value-type="string">
            <text:p>split0_test_score</text:p>
          </table:table-cell>
          <table:table-cell table:style-name="pd1" office:value-type="string" calcext:value-type="string">
            <text:p>split1_test_score</text:p>
          </table:table-cell>
          <table:table-cell table:style-name="pd1" office:value-type="string" calcext:value-type="string">
            <text:p>split2_test_score</text:p>
          </table:table-cell>
          <table:table-cell table:style-name="pd1" office:value-type="string" calcext:value-type="string">
            <text:p>split3_test_score</text:p>
          </table:table-cell>
          <table:table-cell table:style-name="pd1" office:value-type="string" calcext:value-type="string">
            <text:p>split4_test_score</text:p>
          </table:table-cell>
          <table:table-cell table:style-name="pd1" office:value-type="string" calcext:value-type="string">
            <text:p>mean_test_score</text:p>
          </table:table-cell>
          <table:table-cell table:style-name="pd1" office:value-type="string" calcext:value-type="string">
            <text:p>std_test_score</text:p>
          </table:table-cell>
          <table:table-cell table:style-name="pd1" office:value-type="string" calcext:value-type="string">
            <text:p>rank_test_sco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283618722111" calcext:value-type="float">
            <text:p>1.7283618722111</text:p>
          </table:table-cell>
          <table:table-cell office:value-type="float" office:value="0.0941365373123027" calcext:value-type="float">
            <text:p>0.0941365373123027</text:p>
          </table:table-cell>
          <table:table-cell office:value-type="float" office:value="0.178138270761286" calcext:value-type="float">
            <text:p>0.178138270761286</text:p>
          </table:table-cell>
          <table:table-cell office:value-type="float" office:value="0.0374115615633937" calcext:value-type="float">
            <text:p>0.037411561563393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C': 0.01}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7142857142857" calcext:value-type="float">
            <text:p>0.75714285714285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85714285714286" calcext:value-type="float">
            <text:p>0.585714285714286</text:p>
          </table:table-cell>
          <table:table-cell office:value-type="float" office:value="0.7" calcext:value-type="float">
            <text:p>0.7</text:p>
          </table:table-cell>
          <table:table-cell office:value-type="float" office:value="0.716904761904762" calcext:value-type="float">
            <text:p>0.716904761904762</text:p>
          </table:table-cell>
          <table:table-cell office:value-type="float" office:value="0.0965751384654173" calcext:value-type="float">
            <text:p>0.09657513846541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1098440220812" calcext:value-type="float">
            <text:p>2.21098440220812</text:p>
          </table:table-cell>
          <table:table-cell office:value-type="float" office:value="0.0934126818359798" calcext:value-type="float">
            <text:p>0.0934126818359798</text:p>
          </table:table-cell>
          <table:table-cell office:value-type="float" office:value="0.175794985535045" calcext:value-type="float">
            <text:p>0.175794985535045</text:p>
          </table:table-cell>
          <table:table-cell office:value-type="float" office:value="0.0308415145441951" calcext:value-type="float">
            <text:p>0.030841514544195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C': 0.1}</text:p>
          </table:table-cell>
          <table:table-cell office:value-type="float" office:value="0.6" calcext:value-type="float">
            <text:p>0.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514285714285714" calcext:value-type="float">
            <text:p>0.514285714285714</text:p>
          </table:table-cell>
          <table:table-cell office:value-type="float" office:value="0.9" calcext:value-type="float">
            <text:p>0.9</text:p>
          </table:table-cell>
          <table:table-cell office:value-type="float" office:value="0.737738095238095" calcext:value-type="float">
            <text:p>0.737738095238095</text:p>
          </table:table-cell>
          <table:table-cell office:value-type="float" office:value="0.143460827650947" calcext:value-type="float">
            <text:p>0.143460827650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9905429279897" calcext:value-type="float">
            <text:p>3.29905429279897</text:p>
          </table:table-cell>
          <table:table-cell office:value-type="float" office:value="0.429050740696452" calcext:value-type="float">
            <text:p>0.429050740696452</text:p>
          </table:table-cell>
          <table:table-cell office:value-type="float" office:value="0.166586998244748" calcext:value-type="float">
            <text:p>0.166586998244748</text:p>
          </table:table-cell>
          <table:table-cell office:value-type="float" office:value="0.0269463909930372" calcext:value-type="float">
            <text:p>0.0269463909930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.0}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514285714285714" calcext:value-type="float">
            <text:p>0.514285714285714</text:p>
          </table:table-cell>
          <table:table-cell office:value-type="float" office:value="0.85" calcext:value-type="float">
            <text:p>0.85</text:p>
          </table:table-cell>
          <table:table-cell office:value-type="float" office:value="0.729523809523809" calcext:value-type="float">
            <text:p>0.729523809523809</text:p>
          </table:table-cell>
          <table:table-cell office:value-type="float" office:value="0.120755370110115" calcext:value-type="float">
            <text:p>0.120755370110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7885707380483" calcext:value-type="float">
            <text:p>3.97885707380483</text:p>
          </table:table-cell>
          <table:table-cell office:value-type="float" office:value="0.79670649059605" calcext:value-type="float">
            <text:p>0.79670649059605</text:p>
          </table:table-cell>
          <table:table-cell office:value-type="float" office:value="0.169300376864461" calcext:value-type="float">
            <text:p>0.169300376864461</text:p>
          </table:table-cell>
          <table:table-cell office:value-type="float" office:value="0.0328702146083354" calcext:value-type="float">
            <text:p>0.03287021460833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.0}</text:p>
          </table:table-cell>
          <table:table-cell office:value-type="float" office:value="0.8" calcext:value-type="float">
            <text:p>0.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" calcext:value-type="float">
            <text:p>0.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514285714285714" calcext:value-type="float">
            <text:p>0.514285714285714</text:p>
          </table:table-cell>
          <table:table-cell office:value-type="float" office:value="0.85" calcext:value-type="float">
            <text:p>0.85</text:p>
          </table:table-cell>
          <table:table-cell office:value-type="float" office:value="0.71702380952381" calcext:value-type="float">
            <text:p>0.71702380952381</text:p>
          </table:table-cell>
          <table:table-cell office:value-type="float" office:value="0.121222748065394" calcext:value-type="float">
            <text:p>0.121222748065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2080898779677" calcext:value-type="float">
            <text:p>4.12080898779677</text:p>
          </table:table-cell>
          <table:table-cell office:value-type="float" office:value="0.698807743675144" calcext:value-type="float">
            <text:p>0.698807743675144</text:p>
          </table:table-cell>
          <table:table-cell office:value-type="float" office:value="0.164158708962523" calcext:value-type="float">
            <text:p>0.164158708962523</text:p>
          </table:table-cell>
          <table:table-cell office:value-type="float" office:value="0.0241473912368917" calcext:value-type="float">
            <text:p>0.02414739123689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C': 100.0}</text:p>
          </table:table-cell>
          <table:table-cell office:value-type="float" office:value="0.8" calcext:value-type="float">
            <text:p>0.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" calcext:value-type="float">
            <text:p>0.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514285714285714" calcext:value-type="float">
            <text:p>0.514285714285714</text:p>
          </table:table-cell>
          <table:table-cell office:value-type="float" office:value="0.85" calcext:value-type="float">
            <text:p>0.85</text:p>
          </table:table-cell>
          <table:table-cell office:value-type="float" office:value="0.71702380952381" calcext:value-type="float">
            <text:p>0.71702380952381</text:p>
          </table:table-cell>
          <table:table-cell office:value-type="float" office:value="0.121222748065394" calcext:value-type="float">
            <text:p>0.121222748065394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klearn_refit_balanced_accuracy_post_fit" table:style-name="ta1">
        <table:table-column table:style-name="co1" table:default-cell-style-name="pd1"/>
        <table:table-column table:style-name="co1" table:number-columns-repeated="14" table:default-cell-style-name="Default"/>
        <table:table-row table:style-name="ro1">
          <table:table-cell table:style-name="Default"/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param_C</text:p>
          </table:table-cell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split0_test_score</text:p>
          </table:table-cell>
          <table:table-cell table:style-name="pd1" office:value-type="string" calcext:value-type="string">
            <text:p>split1_test_score</text:p>
          </table:table-cell>
          <table:table-cell table:style-name="pd1" office:value-type="string" calcext:value-type="string">
            <text:p>split2_test_score</text:p>
          </table:table-cell>
          <table:table-cell table:style-name="pd1" office:value-type="string" calcext:value-type="string">
            <text:p>split3_test_score</text:p>
          </table:table-cell>
          <table:table-cell table:style-name="pd1" office:value-type="string" calcext:value-type="string">
            <text:p>split4_test_score</text:p>
          </table:table-cell>
          <table:table-cell table:style-name="pd1" office:value-type="string" calcext:value-type="string">
            <text:p>mean_test_score</text:p>
          </table:table-cell>
          <table:table-cell table:style-name="pd1" office:value-type="string" calcext:value-type="string">
            <text:p>std_test_score</text:p>
          </table:table-cell>
          <table:table-cell table:style-name="pd1" office:value-type="string" calcext:value-type="string">
            <text:p>rank_test_sco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59327507019043" calcext:value-type="float">
            <text:p>0.00659327507019043</text:p>
          </table:table-cell>
          <table:table-cell office:value-type="float" office:value="0.00071936481493319" calcext:value-type="float">
            <text:p>0.00071936481493319</text:p>
          </table:table-cell>
          <table:table-cell office:value-type="float" office:value="0.00282688140869141" calcext:value-type="float">
            <text:p>0.00282688140869141</text:p>
          </table:table-cell>
          <table:table-cell office:value-type="float" office:value="0.000265917654502766" calcext:value-type="float">
            <text:p>0.00026591765450276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C': 0.01}</text:p>
          </table:table-cell>
          <table:table-cell office:value-type="float" office:value="0.614285714285714" calcext:value-type="float">
            <text:p>0.614285714285714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85238095238095" calcext:value-type="float">
            <text:p>0.685238095238095</text:p>
          </table:table-cell>
          <table:table-cell office:value-type="float" office:value="0.0716725990267352" calcext:value-type="float">
            <text:p>0.07167259902673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83255195617676" calcext:value-type="float">
            <text:p>0.00683255195617676</text:p>
          </table:table-cell>
          <table:table-cell office:value-type="float" office:value="0.000284881466649441" calcext:value-type="float">
            <text:p>0.000284881466649441</text:p>
          </table:table-cell>
          <table:table-cell office:value-type="float" office:value="0.00251846313476562" calcext:value-type="float">
            <text:p>0.00251846313476562</text:p>
          </table:table-cell>
          <table:table-cell office:value-type="float" office:value="0.000195840939328635" calcext:value-type="float">
            <text:p>0.00019584093932863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C': 0.1}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728571428571429" calcext:value-type="float">
            <text:p>0.728571428571429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21904761904762" calcext:value-type="float">
            <text:p>0.721904761904762</text:p>
          </table:table-cell>
          <table:table-cell office:value-type="float" office:value="0.0610267403565744" calcext:value-type="float">
            <text:p>0.06102674035657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84621238708496" calcext:value-type="float">
            <text:p>0.00784621238708496</text:p>
          </table:table-cell>
          <table:table-cell office:value-type="float" office:value="0.000505312834230228" calcext:value-type="float">
            <text:p>0.000505312834230228</text:p>
          </table:table-cell>
          <table:table-cell office:value-type="float" office:value="0.00244612693786621" calcext:value-type="float">
            <text:p>0.00244612693786621</text:p>
          </table:table-cell>
          <table:table-cell office:value-type="float" office:value="0.0000700143102412839" calcext:value-type="float">
            <text:p>7.00143102412839E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.0}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32857142857143" calcext:value-type="float">
            <text:p>0.732857142857143</text:p>
          </table:table-cell>
          <table:table-cell office:value-type="float" office:value="0.108330978519671" calcext:value-type="float">
            <text:p>0.108330978519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887503623962402" calcext:value-type="float">
            <text:p>0.00887503623962402</text:p>
          </table:table-cell>
          <table:table-cell office:value-type="float" office:value="0.00173151227799835" calcext:value-type="float">
            <text:p>0.00173151227799835</text:p>
          </table:table-cell>
          <table:table-cell office:value-type="float" office:value="0.00329480171203613" calcext:value-type="float">
            <text:p>0.00329480171203613</text:p>
          </table:table-cell>
          <table:table-cell office:value-type="float" office:value="0.000781193478316645" calcext:value-type="float">
            <text:p>0.0007811934783166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.0}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32857142857143" calcext:value-type="float">
            <text:p>0.732857142857143</text:p>
          </table:table-cell>
          <table:table-cell office:value-type="float" office:value="0.108330978519671" calcext:value-type="float">
            <text:p>0.108330978519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848612785339356" calcext:value-type="float">
            <text:p>0.00848612785339356</text:p>
          </table:table-cell>
          <table:table-cell office:value-type="float" office:value="0.00115671682871607" calcext:value-type="float">
            <text:p>0.00115671682871607</text:p>
          </table:table-cell>
          <table:table-cell office:value-type="float" office:value="0.00305013656616211" calcext:value-type="float">
            <text:p>0.00305013656616211</text:p>
          </table:table-cell>
          <table:table-cell office:value-type="float" office:value="0.000738153876501166" calcext:value-type="float">
            <text:p>0.0007381538765011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C': 100.0}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32857142857143" calcext:value-type="float">
            <text:p>0.732857142857143</text:p>
          </table:table-cell>
          <table:table-cell office:value-type="float" office:value="0.108330978519671" calcext:value-type="float">
            <text:p>0.10833097851967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ask_refit_balanced_accuracy_post_fit" table:style-name="ta1">
        <table:table-column table:style-name="co1" table:default-cell-style-name="pd1"/>
        <table:table-column table:style-name="co1" table:number-columns-repeated="12" table:default-cell-style-name="Default"/>
        <table:table-row table:style-name="ro1">
          <table:table-cell table:style-name="Default"/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split0_test_score</text:p>
          </table:table-cell>
          <table:table-cell table:style-name="pd1" office:value-type="string" calcext:value-type="string">
            <text:p>split1_test_score</text:p>
          </table:table-cell>
          <table:table-cell table:style-name="pd1" office:value-type="string" calcext:value-type="string">
            <text:p>split2_test_score</text:p>
          </table:table-cell>
          <table:table-cell table:style-name="pd1" office:value-type="string" calcext:value-type="string">
            <text:p>mean_test_score</text:p>
          </table:table-cell>
          <table:table-cell table:style-name="pd1" office:value-type="string" calcext:value-type="string">
            <text:p>std_test_score</text:p>
          </table:table-cell>
          <table:table-cell table:style-name="pd1" office:value-type="string" calcext:value-type="string">
            <text:p>rank_test_score</text:p>
          </table:table-cell>
          <table:table-cell table:style-name="pd1" office:value-type="string" calcext:value-type="string">
            <text:p>param_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'C': 0.01}</text:p>
          </table:table-cell>
          <table:table-cell office:value-type="float" office:value="0.0097041823513185" calcext:value-type="float">
            <text:p>0.0097041823513185</text:p>
          </table:table-cell>
          <table:table-cell office:value-type="float" office:value="0.00309238155269413" calcext:value-type="float">
            <text:p>0.00309238155269413</text:p>
          </table:table-cell>
          <table:table-cell office:value-type="float" office:value="0.0160753113450483" calcext:value-type="float">
            <text:p>0.0160753113450483</text:p>
          </table:table-cell>
          <table:table-cell office:value-type="float" office:value="0.00134781711706397" calcext:value-type="float">
            <text:p>0.00134781711706397</text:p>
          </table:table-cell>
          <table:table-cell office:value-type="float" office:value="0.843434343434343" calcext:value-type="float">
            <text:p>0.843434343434343</text:p>
          </table:table-cell>
          <table:table-cell office:value-type="float" office:value="0.717171717171717" calcext:value-type="float">
            <text:p>0.717171717171717</text:p>
          </table:table-cell>
          <table:table-cell office:value-type="float" office:value="0.625" calcext:value-type="float">
            <text:p>0.625</text:p>
          </table:table-cell>
          <table:table-cell office:value-type="float" office:value="0.728535353535353" calcext:value-type="float">
            <text:p>0.728535353535353</text:p>
          </table:table-cell>
          <table:table-cell office:value-type="float" office:value="0.0895367327653922" calcext:value-type="float">
            <text:p>0.089536732765392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'C': 0.1}</text:p>
          </table:table-cell>
          <table:table-cell office:value-type="float" office:value="0.0275386863116485" calcext:value-type="float">
            <text:p>0.0275386863116485</text:p>
          </table:table-cell>
          <table:table-cell office:value-type="float" office:value="0.0204890114449722" calcext:value-type="float">
            <text:p>0.0204890114449722</text:p>
          </table:table-cell>
          <table:table-cell office:value-type="float" office:value="0.00943009935629865" calcext:value-type="float">
            <text:p>0.00943009935629865</text:p>
          </table:table-cell>
          <table:table-cell office:value-type="float" office:value="0.00236978555764779" calcext:value-type="float">
            <text:p>0.00236978555764779</text:p>
          </table:table-cell>
          <table:table-cell office:value-type="float" office:value="0.843434343434343" calcext:value-type="float">
            <text:p>0.843434343434343</text:p>
          </table:table-cell>
          <table:table-cell office:value-type="float" office:value="0.661616161616162" calcext:value-type="float">
            <text:p>0.661616161616162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0016835016835" calcext:value-type="float">
            <text:p>0.710016835016835</text:p>
          </table:table-cell>
          <table:table-cell office:value-type="float" office:value="0.0955173962763753" calcext:value-type="float">
            <text:p>0.0955173962763753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'C': 1.0}</text:p>
          </table:table-cell>
          <table:table-cell office:value-type="float" office:value="0.0220203409941557" calcext:value-type="float">
            <text:p>0.0220203409941557</text:p>
          </table:table-cell>
          <table:table-cell office:value-type="float" office:value="0.00283520567388322" calcext:value-type="float">
            <text:p>0.00283520567388322</text:p>
          </table:table-cell>
          <table:table-cell office:value-type="float" office:value="0.01264559867559" calcext:value-type="float">
            <text:p>0.01264559867559</text:p>
          </table:table-cell>
          <table:table-cell office:value-type="float" office:value="0.0113901963022989" calcext:value-type="float">
            <text:p>0.0113901963022989</text:p>
          </table:table-cell>
          <table:table-cell office:value-type="float" office:value="0.843434343434343" calcext:value-type="float">
            <text:p>0.843434343434343</text:p>
          </table:table-cell>
          <table:table-cell office:value-type="float" office:value="0.661616161616162" calcext:value-type="float">
            <text:p>0.661616161616162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0016835016835" calcext:value-type="float">
            <text:p>0.710016835016835</text:p>
          </table:table-cell>
          <table:table-cell office:value-type="float" office:value="0.0955173962763753" calcext:value-type="float">
            <text:p>0.09551739627637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'C': 10.0}</text:p>
          </table:table-cell>
          <table:table-cell office:value-type="float" office:value="0.024414399988018" calcext:value-type="float">
            <text:p>0.024414399988018</text:p>
          </table:table-cell>
          <table:table-cell office:value-type="float" office:value="0.0063599488310064" calcext:value-type="float">
            <text:p>0.0063599488310064</text:p>
          </table:table-cell>
          <table:table-cell office:value-type="float" office:value="0.0107693779864348" calcext:value-type="float">
            <text:p>0.0107693779864348</text:p>
          </table:table-cell>
          <table:table-cell office:value-type="float" office:value="0.00605093911758264" calcext:value-type="float">
            <text:p>0.00605093911758264</text:p>
          </table:table-cell>
          <table:table-cell office:value-type="float" office:value="0.843434343434343" calcext:value-type="float">
            <text:p>0.843434343434343</text:p>
          </table:table-cell>
          <table:table-cell office:value-type="float" office:value="0.661616161616162" calcext:value-type="float">
            <text:p>0.661616161616162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720433501683502" calcext:value-type="float">
            <text:p>0.720433501683502</text:p>
          </table:table-cell>
          <table:table-cell office:value-type="float" office:value="0.0870023150120517" calcext:value-type="float">
            <text:p>0.08700231501205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'C': 100.0}</text:p>
          </table:table-cell>
          <table:table-cell office:value-type="float" office:value="0.0509697259985842" calcext:value-type="float">
            <text:p>0.0509697259985842</text:p>
          </table:table-cell>
          <table:table-cell office:value-type="float" office:value="0.0172094542521884" calcext:value-type="float">
            <text:p>0.0172094542521884</text:p>
          </table:table-cell>
          <table:table-cell office:value-type="float" office:value="0.00989294801062594" calcext:value-type="float">
            <text:p>0.00989294801062594</text:p>
          </table:table-cell>
          <table:table-cell office:value-type="float" office:value="0.00587481918226822" calcext:value-type="float">
            <text:p>0.00587481918226822</text:p>
          </table:table-cell>
          <table:table-cell office:value-type="float" office:value="0.843434343434343" calcext:value-type="float">
            <text:p>0.843434343434343</text:p>
          </table:table-cell>
          <table:table-cell office:value-type="float" office:value="0.661616161616162" calcext:value-type="float">
            <text:p>0.661616161616162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720433501683502" calcext:value-type="float">
            <text:p>0.720433501683502</text:p>
          </table:table-cell>
          <table:table-cell office:value-type="float" office:value="0.0870023150120517" calcext:value-type="float">
            <text:p>0.087002315012051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gstcv_sklearn_refit_balanced_accuracy_post_fit" table:style-name="ta1">
        <table:table-column table:style-name="co1" table:default-cell-style-name="pd1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param_C</text:p>
          </table:table-cell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best_threshold</text:p>
          </table:table-cell>
          <table:table-cell table:style-name="pd1" office:value-type="string" calcext:value-type="string">
            <text:p>split0_test_score</text:p>
          </table:table-cell>
          <table:table-cell table:style-name="pd1" office:value-type="string" calcext:value-type="string">
            <text:p>split1_test_score</text:p>
          </table:table-cell>
          <table:table-cell table:style-name="pd1" office:value-type="string" calcext:value-type="string">
            <text:p>split2_test_score</text:p>
          </table:table-cell>
          <table:table-cell table:style-name="pd1" office:value-type="string" calcext:value-type="string">
            <text:p>split3_test_score</text:p>
          </table:table-cell>
          <table:table-cell table:style-name="pd1" office:value-type="string" calcext:value-type="string">
            <text:p>split4_test_score</text:p>
          </table:table-cell>
          <table:table-cell table:style-name="pd1" office:value-type="string" calcext:value-type="string">
            <text:p>mean_test_score</text:p>
          </table:table-cell>
          <table:table-cell table:style-name="pd1" office:value-type="string" calcext:value-type="string">
            <text:p>std_test_score</text:p>
          </table:table-cell>
          <table:table-cell table:style-name="pd1" office:value-type="string" calcext:value-type="string">
            <text:p>rank_test_sco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740673720138148" calcext:value-type="float">
            <text:p>0.00740673720138148</text:p>
          </table:table-cell>
          <table:table-cell office:value-type="float" office:value="0.00136970432331219" calcext:value-type="float">
            <text:p>0.00136970432331219</text:p>
          </table:table-cell>
          <table:table-cell office:value-type="float" office:value="0.00190802009366009" calcext:value-type="float">
            <text:p>0.00190802009366009</text:p>
          </table:table-cell>
          <table:table-cell office:value-type="float" office:value="0.000371761305263343" calcext:value-type="float">
            <text:p>0.00037176130526334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C': 0.01}</text:p>
          </table:table-cell>
          <table:table-cell office:value-type="float" office:value="0.5" calcext:value-type="float">
            <text:p>0.5</text:p>
          </table:table-cell>
          <table:table-cell office:value-type="float" office:value="0.614285714285714" calcext:value-type="float">
            <text:p>0.614285714285714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85238095238095" calcext:value-type="float">
            <text:p>0.685238095238095</text:p>
          </table:table-cell>
          <table:table-cell office:value-type="float" office:value="0.0716725990267352" calcext:value-type="float">
            <text:p>0.07167259902673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21422659698874" calcext:value-type="float">
            <text:p>0.00721422659698874</text:p>
          </table:table-cell>
          <table:table-cell office:value-type="float" office:value="0.000751234620407836" calcext:value-type="float">
            <text:p>0.000751234620407836</text:p>
          </table:table-cell>
          <table:table-cell office:value-type="float" office:value="0.00187383951408611" calcext:value-type="float">
            <text:p>0.00187383951408611</text:p>
          </table:table-cell>
          <table:table-cell office:value-type="float" office:value="0.000414906799171966" calcext:value-type="float">
            <text:p>0.00041490679917196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C': 0.1}</text:p>
          </table:table-cell>
          <table:table-cell office:value-type="float" office:value="0.6" calcext:value-type="float">
            <text:p>0.6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24285714285714" calcext:value-type="float">
            <text:p>0.724285714285714</text:p>
          </table:table-cell>
          <table:table-cell office:value-type="float" office:value="0.0982430693752598" calcext:value-type="float">
            <text:p>0.09824306937525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64812380075455" calcext:value-type="float">
            <text:p>0.00764812380075455</text:p>
          </table:table-cell>
          <table:table-cell office:value-type="float" office:value="0.000688999160499766" calcext:value-type="float">
            <text:p>0.000688999160499766</text:p>
          </table:table-cell>
          <table:table-cell office:value-type="float" office:value="0.00169273096558061" calcext:value-type="float">
            <text:p>0.00169273096558061</text:p>
          </table:table-cell>
          <table:table-cell office:value-type="float" office:value="0.000167187104191162" calcext:value-type="float">
            <text:p>0.000167187104191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.0}</text:p>
          </table:table-cell>
          <table:table-cell office:value-type="float" office:value="0.55" calcext:value-type="float">
            <text:p>0.55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52857142857143" calcext:value-type="float">
            <text:p>0.752857142857143</text:p>
          </table:table-cell>
          <table:table-cell office:value-type="float" office:value="0.10700414301005" calcext:value-type="float">
            <text:p>0.1070041430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774334399029613" calcext:value-type="float">
            <text:p>0.00774334399029613</text:p>
          </table:table-cell>
          <table:table-cell office:value-type="float" office:value="0.000434792214204355" calcext:value-type="float">
            <text:p>0.000434792214204355</text:p>
          </table:table-cell>
          <table:table-cell office:value-type="float" office:value="0.00169969659875191" calcext:value-type="float">
            <text:p>0.00169969659875191</text:p>
          </table:table-cell>
          <table:table-cell office:value-type="float" office:value="0.000175832867729373" calcext:value-type="float">
            <text:p>0.0001758328677293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.0}</text:p>
          </table:table-cell>
          <table:table-cell office:value-type="float" office:value="0.55" calcext:value-type="float">
            <text:p>0.55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52857142857143" calcext:value-type="float">
            <text:p>0.752857142857143</text:p>
          </table:table-cell>
          <table:table-cell office:value-type="float" office:value="0.10700414301005" calcext:value-type="float">
            <text:p>0.1070041430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802559838630259" calcext:value-type="float">
            <text:p>0.00802559838630259</text:p>
          </table:table-cell>
          <table:table-cell office:value-type="float" office:value="0.000334772360175124" calcext:value-type="float">
            <text:p>0.000334772360175124</text:p>
          </table:table-cell>
          <table:table-cell office:value-type="float" office:value="0.00174725309701725" calcext:value-type="float">
            <text:p>0.00174725309701725</text:p>
          </table:table-cell>
          <table:table-cell office:value-type="float" office:value="0.000239362113986406" calcext:value-type="float">
            <text:p>0.0002393621139864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C': 100.0}</text:p>
          </table:table-cell>
          <table:table-cell office:value-type="float" office:value="0.55" calcext:value-type="float">
            <text:p>0.55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52857142857143" calcext:value-type="float">
            <text:p>0.752857142857143</text:p>
          </table:table-cell>
          <table:table-cell office:value-type="float" office:value="0.10700414301005" calcext:value-type="float">
            <text:p>0.1070041430100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stcv_dask_refit_balanced_accuracy_post_fit" table:style-name="ta1">
        <table:table-column table:style-name="co1" table:default-cell-style-name="pd1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param_C</text:p>
          </table:table-cell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best_threshold</text:p>
          </table:table-cell>
          <table:table-cell table:style-name="pd1" office:value-type="string" calcext:value-type="string">
            <text:p>split0_test_score</text:p>
          </table:table-cell>
          <table:table-cell table:style-name="pd1" office:value-type="string" calcext:value-type="string">
            <text:p>split1_test_score</text:p>
          </table:table-cell>
          <table:table-cell table:style-name="pd1" office:value-type="string" calcext:value-type="string">
            <text:p>split2_test_score</text:p>
          </table:table-cell>
          <table:table-cell table:style-name="pd1" office:value-type="string" calcext:value-type="string">
            <text:p>split3_test_score</text:p>
          </table:table-cell>
          <table:table-cell table:style-name="pd1" office:value-type="string" calcext:value-type="string">
            <text:p>split4_test_score</text:p>
          </table:table-cell>
          <table:table-cell table:style-name="pd1" office:value-type="string" calcext:value-type="string">
            <text:p>mean_test_score</text:p>
          </table:table-cell>
          <table:table-cell table:style-name="pd1" office:value-type="string" calcext:value-type="string">
            <text:p>std_test_score</text:p>
          </table:table-cell>
          <table:table-cell table:style-name="pd1" office:value-type="string" calcext:value-type="string">
            <text:p>rank_test_sco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9058091138722" calcext:value-type="float">
            <text:p>1.59058091138722</text:p>
          </table:table-cell>
          <table:table-cell office:value-type="float" office:value="0.0427599450247755" calcext:value-type="float">
            <text:p>0.0427599450247755</text:p>
          </table:table-cell>
          <table:table-cell office:value-type="float" office:value="0.163280080598668" calcext:value-type="float">
            <text:p>0.163280080598668</text:p>
          </table:table-cell>
          <table:table-cell office:value-type="float" office:value="0.0291724380806657" calcext:value-type="float">
            <text:p>0.029172438080665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C': 0.01}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7142857142857" calcext:value-type="float">
            <text:p>0.75714285714285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85714285714286" calcext:value-type="float">
            <text:p>0.585714285714286</text:p>
          </table:table-cell>
          <table:table-cell office:value-type="float" office:value="0.7" calcext:value-type="float">
            <text:p>0.7</text:p>
          </table:table-cell>
          <table:table-cell office:value-type="float" office:value="0.716904761904762" calcext:value-type="float">
            <text:p>0.716904761904762</text:p>
          </table:table-cell>
          <table:table-cell office:value-type="float" office:value="0.0965751384654173" calcext:value-type="float">
            <text:p>0.09657513846541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0528597559314" calcext:value-type="float">
            <text:p>2.20528597559314</text:p>
          </table:table-cell>
          <table:table-cell office:value-type="float" office:value="0.109580248804324" calcext:value-type="float">
            <text:p>0.109580248804324</text:p>
          </table:table-cell>
          <table:table-cell office:value-type="float" office:value="0.171380026620768" calcext:value-type="float">
            <text:p>0.171380026620768</text:p>
          </table:table-cell>
          <table:table-cell office:value-type="float" office:value="0.0325424776095233" calcext:value-type="float">
            <text:p>0.032542477609523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C': 0.1}</text:p>
          </table:table-cell>
          <table:table-cell office:value-type="float" office:value="0.6" calcext:value-type="float">
            <text:p>0.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514285714285714" calcext:value-type="float">
            <text:p>0.514285714285714</text:p>
          </table:table-cell>
          <table:table-cell office:value-type="float" office:value="0.9" calcext:value-type="float">
            <text:p>0.9</text:p>
          </table:table-cell>
          <table:table-cell office:value-type="float" office:value="0.737738095238095" calcext:value-type="float">
            <text:p>0.737738095238095</text:p>
          </table:table-cell>
          <table:table-cell office:value-type="float" office:value="0.143460827650947" calcext:value-type="float">
            <text:p>0.143460827650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2183308079839" calcext:value-type="float">
            <text:p>3.52183308079839</text:p>
          </table:table-cell>
          <table:table-cell office:value-type="float" office:value="0.456744092114364" calcext:value-type="float">
            <text:p>0.456744092114364</text:p>
          </table:table-cell>
          <table:table-cell office:value-type="float" office:value="0.188574623049326" calcext:value-type="float">
            <text:p>0.188574623049326</text:p>
          </table:table-cell>
          <table:table-cell office:value-type="float" office:value="0.0421549211297708" calcext:value-type="float">
            <text:p>0.04215492112977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.0}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514285714285714" calcext:value-type="float">
            <text:p>0.514285714285714</text:p>
          </table:table-cell>
          <table:table-cell office:value-type="float" office:value="0.85" calcext:value-type="float">
            <text:p>0.85</text:p>
          </table:table-cell>
          <table:table-cell office:value-type="float" office:value="0.729523809523809" calcext:value-type="float">
            <text:p>0.729523809523809</text:p>
          </table:table-cell>
          <table:table-cell office:value-type="float" office:value="0.120755370110115" calcext:value-type="float">
            <text:p>0.120755370110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07261069078231" calcext:value-type="float">
            <text:p>4.07261069078231</text:p>
          </table:table-cell>
          <table:table-cell office:value-type="float" office:value="0.699514996490245" calcext:value-type="float">
            <text:p>0.699514996490245</text:p>
          </table:table-cell>
          <table:table-cell office:value-type="float" office:value="0.177632182360893" calcext:value-type="float">
            <text:p>0.177632182360893</text:p>
          </table:table-cell>
          <table:table-cell office:value-type="float" office:value="0.0398418044927934" calcext:value-type="float">
            <text:p>0.03984180449279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.0}</text:p>
          </table:table-cell>
          <table:table-cell office:value-type="float" office:value="0.8" calcext:value-type="float">
            <text:p>0.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" calcext:value-type="float">
            <text:p>0.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514285714285714" calcext:value-type="float">
            <text:p>0.514285714285714</text:p>
          </table:table-cell>
          <table:table-cell office:value-type="float" office:value="0.85" calcext:value-type="float">
            <text:p>0.85</text:p>
          </table:table-cell>
          <table:table-cell office:value-type="float" office:value="0.71702380952381" calcext:value-type="float">
            <text:p>0.71702380952381</text:p>
          </table:table-cell>
          <table:table-cell office:value-type="float" office:value="0.121222748065394" calcext:value-type="float">
            <text:p>0.121222748065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37342984001152" calcext:value-type="float">
            <text:p>4.37342984001152</text:p>
          </table:table-cell>
          <table:table-cell office:value-type="float" office:value="0.943668084200572" calcext:value-type="float">
            <text:p>0.943668084200572</text:p>
          </table:table-cell>
          <table:table-cell office:value-type="float" office:value="0.171621254493948" calcext:value-type="float">
            <text:p>0.171621254493948</text:p>
          </table:table-cell>
          <table:table-cell office:value-type="float" office:value="0.0319328198603643" calcext:value-type="float">
            <text:p>0.03193281986036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C': 100.0}</text:p>
          </table:table-cell>
          <table:table-cell office:value-type="float" office:value="0.8" calcext:value-type="float">
            <text:p>0.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" calcext:value-type="float">
            <text:p>0.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514285714285714" calcext:value-type="float">
            <text:p>0.514285714285714</text:p>
          </table:table-cell>
          <table:table-cell office:value-type="float" office:value="0.85" calcext:value-type="float">
            <text:p>0.85</text:p>
          </table:table-cell>
          <table:table-cell office:value-type="float" office:value="0.71702380952381" calcext:value-type="float">
            <text:p>0.71702380952381</text:p>
          </table:table-cell>
          <table:table-cell office:value-type="float" office:value="0.121222748065394" calcext:value-type="float">
            <text:p>0.121222748065394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klearn_refit_refit_fxn_post_fit" table:style-name="ta1">
        <table:table-column table:style-name="co1" table:default-cell-style-name="pd1"/>
        <table:table-column table:style-name="co1" table:number-columns-repeated="14" table:default-cell-style-name="Default"/>
        <table:table-row table:style-name="ro1">
          <table:table-cell table:style-name="Default"/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param_C</text:p>
          </table:table-cell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split0_test_score</text:p>
          </table:table-cell>
          <table:table-cell table:style-name="pd1" office:value-type="string" calcext:value-type="string">
            <text:p>split1_test_score</text:p>
          </table:table-cell>
          <table:table-cell table:style-name="pd1" office:value-type="string" calcext:value-type="string">
            <text:p>split2_test_score</text:p>
          </table:table-cell>
          <table:table-cell table:style-name="pd1" office:value-type="string" calcext:value-type="string">
            <text:p>split3_test_score</text:p>
          </table:table-cell>
          <table:table-cell table:style-name="pd1" office:value-type="string" calcext:value-type="string">
            <text:p>split4_test_score</text:p>
          </table:table-cell>
          <table:table-cell table:style-name="pd1" office:value-type="string" calcext:value-type="string">
            <text:p>mean_test_score</text:p>
          </table:table-cell>
          <table:table-cell table:style-name="pd1" office:value-type="string" calcext:value-type="string">
            <text:p>std_test_score</text:p>
          </table:table-cell>
          <table:table-cell table:style-name="pd1" office:value-type="string" calcext:value-type="string">
            <text:p>rank_test_sco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718836784362793" calcext:value-type="float">
            <text:p>0.00718836784362793</text:p>
          </table:table-cell>
          <table:table-cell office:value-type="float" office:value="0.00200130903340677" calcext:value-type="float">
            <text:p>0.00200130903340677</text:p>
          </table:table-cell>
          <table:table-cell office:value-type="float" office:value="0.00274477005004883" calcext:value-type="float">
            <text:p>0.00274477005004883</text:p>
          </table:table-cell>
          <table:table-cell office:value-type="float" office:value="0.000205681628546919" calcext:value-type="float">
            <text:p>0.00020568162854691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C': 0.01}</text:p>
          </table:table-cell>
          <table:table-cell office:value-type="float" office:value="0.614285714285714" calcext:value-type="float">
            <text:p>0.614285714285714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85238095238095" calcext:value-type="float">
            <text:p>0.685238095238095</text:p>
          </table:table-cell>
          <table:table-cell office:value-type="float" office:value="0.0716725990267352" calcext:value-type="float">
            <text:p>0.07167259902673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75387382507324" calcext:value-type="float">
            <text:p>0.00675387382507324</text:p>
          </table:table-cell>
          <table:table-cell office:value-type="float" office:value="0.000738127909099784" calcext:value-type="float">
            <text:p>0.000738127909099784</text:p>
          </table:table-cell>
          <table:table-cell office:value-type="float" office:value="0.00247068405151367" calcext:value-type="float">
            <text:p>0.00247068405151367</text:p>
          </table:table-cell>
          <table:table-cell office:value-type="float" office:value="0.000186790413975888" calcext:value-type="float">
            <text:p>0.00018679041397588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C': 0.1}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728571428571429" calcext:value-type="float">
            <text:p>0.728571428571429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21904761904762" calcext:value-type="float">
            <text:p>0.721904761904762</text:p>
          </table:table-cell>
          <table:table-cell office:value-type="float" office:value="0.0610267403565744" calcext:value-type="float">
            <text:p>0.06102674035657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47365951538086" calcext:value-type="float">
            <text:p>0.00747365951538086</text:p>
          </table:table-cell>
          <table:table-cell office:value-type="float" office:value="0.000469656217269321" calcext:value-type="float">
            <text:p>0.000469656217269321</text:p>
          </table:table-cell>
          <table:table-cell office:value-type="float" office:value="0.00241212844848633" calcext:value-type="float">
            <text:p>0.00241212844848633</text:p>
          </table:table-cell>
          <table:table-cell office:value-type="float" office:value="0.000126939156542123" calcext:value-type="float">
            <text:p>0.000126939156542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.0}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32857142857143" calcext:value-type="float">
            <text:p>0.732857142857143</text:p>
          </table:table-cell>
          <table:table-cell office:value-type="float" office:value="0.108330978519671" calcext:value-type="float">
            <text:p>0.108330978519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836114883422852" calcext:value-type="float">
            <text:p>0.00836114883422852</text:p>
          </table:table-cell>
          <table:table-cell office:value-type="float" office:value="0.00119734383349641" calcext:value-type="float">
            <text:p>0.00119734383349641</text:p>
          </table:table-cell>
          <table:table-cell office:value-type="float" office:value="0.00239758491516113" calcext:value-type="float">
            <text:p>0.00239758491516113</text:p>
          </table:table-cell>
          <table:table-cell office:value-type="float" office:value="0.000122913728881968" calcext:value-type="float">
            <text:p>0.0001229137288819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.0}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32857142857143" calcext:value-type="float">
            <text:p>0.732857142857143</text:p>
          </table:table-cell>
          <table:table-cell office:value-type="float" office:value="0.108330978519671" calcext:value-type="float">
            <text:p>0.108330978519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825648307800293" calcext:value-type="float">
            <text:p>0.00825648307800293</text:p>
          </table:table-cell>
          <table:table-cell office:value-type="float" office:value="0.000541308377300845" calcext:value-type="float">
            <text:p>0.000541308377300845</text:p>
          </table:table-cell>
          <table:table-cell office:value-type="float" office:value="0.00253582000732422" calcext:value-type="float">
            <text:p>0.00253582000732422</text:p>
          </table:table-cell>
          <table:table-cell office:value-type="float" office:value="0.000100414705154203" calcext:value-type="float">
            <text:p>0.0001004147051542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C': 100.0}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32857142857143" calcext:value-type="float">
            <text:p>0.732857142857143</text:p>
          </table:table-cell>
          <table:table-cell office:value-type="float" office:value="0.108330978519671" calcext:value-type="float">
            <text:p>0.10833097851967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ask_refit_refit_fxn_post_f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dask cannot take callable for refit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gstcv_sklearn_refit_refit_fxn_post_fit" table:style-name="ta1">
        <table:table-column table:style-name="co1" table:default-cell-style-name="pd1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param_C</text:p>
          </table:table-cell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best_threshold</text:p>
          </table:table-cell>
          <table:table-cell table:style-name="pd1" office:value-type="string" calcext:value-type="string">
            <text:p>split0_test_score</text:p>
          </table:table-cell>
          <table:table-cell table:style-name="pd1" office:value-type="string" calcext:value-type="string">
            <text:p>split1_test_score</text:p>
          </table:table-cell>
          <table:table-cell table:style-name="pd1" office:value-type="string" calcext:value-type="string">
            <text:p>split2_test_score</text:p>
          </table:table-cell>
          <table:table-cell table:style-name="pd1" office:value-type="string" calcext:value-type="string">
            <text:p>split3_test_score</text:p>
          </table:table-cell>
          <table:table-cell table:style-name="pd1" office:value-type="string" calcext:value-type="string">
            <text:p>split4_test_score</text:p>
          </table:table-cell>
          <table:table-cell table:style-name="pd1" office:value-type="string" calcext:value-type="string">
            <text:p>mean_test_score</text:p>
          </table:table-cell>
          <table:table-cell table:style-name="pd1" office:value-type="string" calcext:value-type="string">
            <text:p>std_test_score</text:p>
          </table:table-cell>
          <table:table-cell table:style-name="pd1" office:value-type="string" calcext:value-type="string">
            <text:p>rank_test_sco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579002858139574" calcext:value-type="float">
            <text:p>0.00579002858139574</text:p>
          </table:table-cell>
          <table:table-cell office:value-type="float" office:value="0.00019453218422966" calcext:value-type="float">
            <text:p>0.00019453218422966</text:p>
          </table:table-cell>
          <table:table-cell office:value-type="float" office:value="0.00178614166742634" calcext:value-type="float">
            <text:p>0.00178614166742634</text:p>
          </table:table-cell>
          <table:table-cell office:value-type="float" office:value="0.000200729645557518" calcext:value-type="float">
            <text:p>0.00020072964555751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C': 0.01}</text:p>
          </table:table-cell>
          <table:table-cell office:value-type="float" office:value="0.5" calcext:value-type="float">
            <text:p>0.5</text:p>
          </table:table-cell>
          <table:table-cell office:value-type="float" office:value="0.614285714285714" calcext:value-type="float">
            <text:p>0.614285714285714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85238095238095" calcext:value-type="float">
            <text:p>0.685238095238095</text:p>
          </table:table-cell>
          <table:table-cell office:value-type="float" office:value="0.0716725990267352" calcext:value-type="float">
            <text:p>0.07167259902673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38467440241948" calcext:value-type="float">
            <text:p>0.00738467440241948</text:p>
          </table:table-cell>
          <table:table-cell office:value-type="float" office:value="0.0013575293064875" calcext:value-type="float">
            <text:p>0.0013575293064875</text:p>
          </table:table-cell>
          <table:table-cell office:value-type="float" office:value="0.00181389681362946" calcext:value-type="float">
            <text:p>0.00181389681362946</text:p>
          </table:table-cell>
          <table:table-cell office:value-type="float" office:value="0.000308335897882037" calcext:value-type="float">
            <text:p>0.00030833589788203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C': 0.1}</text:p>
          </table:table-cell>
          <table:table-cell office:value-type="float" office:value="0.6" calcext:value-type="float">
            <text:p>0.6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24285714285714" calcext:value-type="float">
            <text:p>0.724285714285714</text:p>
          </table:table-cell>
          <table:table-cell office:value-type="float" office:value="0.0982430693752598" calcext:value-type="float">
            <text:p>0.09824306937525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62000477407128" calcext:value-type="float">
            <text:p>0.00762000477407128</text:p>
          </table:table-cell>
          <table:table-cell office:value-type="float" office:value="0.000667089004317784" calcext:value-type="float">
            <text:p>0.000667089004317784</text:p>
          </table:table-cell>
          <table:table-cell office:value-type="float" office:value="0.00172996590678979" calcext:value-type="float">
            <text:p>0.00172996590678979</text:p>
          </table:table-cell>
          <table:table-cell office:value-type="float" office:value="0.000257367093992652" calcext:value-type="float">
            <text:p>0.000257367093992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.0}</text:p>
          </table:table-cell>
          <table:table-cell office:value-type="float" office:value="0.55" calcext:value-type="float">
            <text:p>0.55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52857142857143" calcext:value-type="float">
            <text:p>0.752857142857143</text:p>
          </table:table-cell>
          <table:table-cell office:value-type="float" office:value="0.10700414301005" calcext:value-type="float">
            <text:p>0.1070041430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787497778655961" calcext:value-type="float">
            <text:p>0.00787497778655961</text:p>
          </table:table-cell>
          <table:table-cell office:value-type="float" office:value="0.000597005758826778" calcext:value-type="float">
            <text:p>0.000597005758826778</text:p>
          </table:table-cell>
          <table:table-cell office:value-type="float" office:value="0.00167917690594636" calcext:value-type="float">
            <text:p>0.00167917690594636</text:p>
          </table:table-cell>
          <table:table-cell office:value-type="float" office:value="0.000123574037783847" calcext:value-type="float">
            <text:p>0.0001235740377838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.0}</text:p>
          </table:table-cell>
          <table:table-cell office:value-type="float" office:value="0.55" calcext:value-type="float">
            <text:p>0.55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52857142857143" calcext:value-type="float">
            <text:p>0.752857142857143</text:p>
          </table:table-cell>
          <table:table-cell office:value-type="float" office:value="0.10700414301005" calcext:value-type="float">
            <text:p>0.1070041430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809722300618887" calcext:value-type="float">
            <text:p>0.00809722300618887</text:p>
          </table:table-cell>
          <table:table-cell office:value-type="float" office:value="0.00042251579975476" calcext:value-type="float">
            <text:p>0.00042251579975476</text:p>
          </table:table-cell>
          <table:table-cell office:value-type="float" office:value="0.00180313945581604" calcext:value-type="float">
            <text:p>0.00180313945581604</text:p>
          </table:table-cell>
          <table:table-cell office:value-type="float" office:value="0.000347969439593325" calcext:value-type="float">
            <text:p>0.0003479694395933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C': 100.0}</text:p>
          </table:table-cell>
          <table:table-cell office:value-type="float" office:value="0.55" calcext:value-type="float">
            <text:p>0.55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52857142857143" calcext:value-type="float">
            <text:p>0.752857142857143</text:p>
          </table:table-cell>
          <table:table-cell office:value-type="float" office:value="0.10700414301005" calcext:value-type="float">
            <text:p>0.1070041430100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stcv_dask_refit_refit_fxn_post_fit" table:style-name="ta1">
        <table:table-column table:style-name="co1" table:default-cell-style-name="pd1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param_C</text:p>
          </table:table-cell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best_threshold</text:p>
          </table:table-cell>
          <table:table-cell table:style-name="pd1" office:value-type="string" calcext:value-type="string">
            <text:p>split0_test_score</text:p>
          </table:table-cell>
          <table:table-cell table:style-name="pd1" office:value-type="string" calcext:value-type="string">
            <text:p>split1_test_score</text:p>
          </table:table-cell>
          <table:table-cell table:style-name="pd1" office:value-type="string" calcext:value-type="string">
            <text:p>split2_test_score</text:p>
          </table:table-cell>
          <table:table-cell table:style-name="pd1" office:value-type="string" calcext:value-type="string">
            <text:p>split3_test_score</text:p>
          </table:table-cell>
          <table:table-cell table:style-name="pd1" office:value-type="string" calcext:value-type="string">
            <text:p>split4_test_score</text:p>
          </table:table-cell>
          <table:table-cell table:style-name="pd1" office:value-type="string" calcext:value-type="string">
            <text:p>mean_test_score</text:p>
          </table:table-cell>
          <table:table-cell table:style-name="pd1" office:value-type="string" calcext:value-type="string">
            <text:p>std_test_score</text:p>
          </table:table-cell>
          <table:table-cell table:style-name="pd1" office:value-type="string" calcext:value-type="string">
            <text:p>rank_test_sco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8862781400094" calcext:value-type="float">
            <text:p>1.68862781400094</text:p>
          </table:table-cell>
          <table:table-cell office:value-type="float" office:value="0.118956491550292" calcext:value-type="float">
            <text:p>0.118956491550292</text:p>
          </table:table-cell>
          <table:table-cell office:value-type="float" office:value="0.185885537854795" calcext:value-type="float">
            <text:p>0.185885537854795</text:p>
          </table:table-cell>
          <table:table-cell office:value-type="float" office:value="0.0379048000501783" calcext:value-type="float">
            <text:p>0.037904800050178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C': 0.01}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7142857142857" calcext:value-type="float">
            <text:p>0.75714285714285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85714285714286" calcext:value-type="float">
            <text:p>0.585714285714286</text:p>
          </table:table-cell>
          <table:table-cell office:value-type="float" office:value="0.7" calcext:value-type="float">
            <text:p>0.7</text:p>
          </table:table-cell>
          <table:table-cell office:value-type="float" office:value="0.716904761904762" calcext:value-type="float">
            <text:p>0.716904761904762</text:p>
          </table:table-cell>
          <table:table-cell office:value-type="float" office:value="0.0965751384654173" calcext:value-type="float">
            <text:p>0.09657513846541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250318965991" calcext:value-type="float">
            <text:p>2.2250318965991</text:p>
          </table:table-cell>
          <table:table-cell office:value-type="float" office:value="0.197525171085019" calcext:value-type="float">
            <text:p>0.197525171085019</text:p>
          </table:table-cell>
          <table:table-cell office:value-type="float" office:value="0.183263492951768" calcext:value-type="float">
            <text:p>0.183263492951768</text:p>
          </table:table-cell>
          <table:table-cell office:value-type="float" office:value="0.0360482374037715" calcext:value-type="float">
            <text:p>0.036048237403771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C': 0.1}</text:p>
          </table:table-cell>
          <table:table-cell office:value-type="float" office:value="0.6" calcext:value-type="float">
            <text:p>0.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514285714285714" calcext:value-type="float">
            <text:p>0.514285714285714</text:p>
          </table:table-cell>
          <table:table-cell office:value-type="float" office:value="0.9" calcext:value-type="float">
            <text:p>0.9</text:p>
          </table:table-cell>
          <table:table-cell office:value-type="float" office:value="0.737738095238095" calcext:value-type="float">
            <text:p>0.737738095238095</text:p>
          </table:table-cell>
          <table:table-cell office:value-type="float" office:value="0.143460827650947" calcext:value-type="float">
            <text:p>0.143460827650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5288172459695" calcext:value-type="float">
            <text:p>3.45288172459695</text:p>
          </table:table-cell>
          <table:table-cell office:value-type="float" office:value="0.414523752140976" calcext:value-type="float">
            <text:p>0.414523752140976</text:p>
          </table:table-cell>
          <table:table-cell office:value-type="float" office:value="0.176043087588291" calcext:value-type="float">
            <text:p>0.176043087588291</text:p>
          </table:table-cell>
          <table:table-cell office:value-type="float" office:value="0.0282942687626431" calcext:value-type="float">
            <text:p>0.0282942687626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.0}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514285714285714" calcext:value-type="float">
            <text:p>0.514285714285714</text:p>
          </table:table-cell>
          <table:table-cell office:value-type="float" office:value="0.85" calcext:value-type="float">
            <text:p>0.85</text:p>
          </table:table-cell>
          <table:table-cell office:value-type="float" office:value="0.729523809523809" calcext:value-type="float">
            <text:p>0.729523809523809</text:p>
          </table:table-cell>
          <table:table-cell office:value-type="float" office:value="0.120755370110115" calcext:value-type="float">
            <text:p>0.120755370110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3868723420892" calcext:value-type="float">
            <text:p>3.93868723420892</text:p>
          </table:table-cell>
          <table:table-cell office:value-type="float" office:value="0.541943655313314" calcext:value-type="float">
            <text:p>0.541943655313314</text:p>
          </table:table-cell>
          <table:table-cell office:value-type="float" office:value="0.176216782401094" calcext:value-type="float">
            <text:p>0.176216782401094</text:p>
          </table:table-cell>
          <table:table-cell office:value-type="float" office:value="0.0408516545934222" calcext:value-type="float">
            <text:p>0.04085165459342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.0}</text:p>
          </table:table-cell>
          <table:table-cell office:value-type="float" office:value="0.8" calcext:value-type="float">
            <text:p>0.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" calcext:value-type="float">
            <text:p>0.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514285714285714" calcext:value-type="float">
            <text:p>0.514285714285714</text:p>
          </table:table-cell>
          <table:table-cell office:value-type="float" office:value="0.85" calcext:value-type="float">
            <text:p>0.85</text:p>
          </table:table-cell>
          <table:table-cell office:value-type="float" office:value="0.71702380952381" calcext:value-type="float">
            <text:p>0.71702380952381</text:p>
          </table:table-cell>
          <table:table-cell office:value-type="float" office:value="0.121222748065394" calcext:value-type="float">
            <text:p>0.121222748065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3173671638011" calcext:value-type="float">
            <text:p>4.3173671638011</text:p>
          </table:table-cell>
          <table:table-cell office:value-type="float" office:value="1.09905018682388" calcext:value-type="float">
            <text:p>1.09905018682388</text:p>
          </table:table-cell>
          <table:table-cell office:value-type="float" office:value="0.185266480092624" calcext:value-type="float">
            <text:p>0.185266480092624</text:p>
          </table:table-cell>
          <table:table-cell office:value-type="float" office:value="0.0445355060160151" calcext:value-type="float">
            <text:p>0.04453550601601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C': 100.0}</text:p>
          </table:table-cell>
          <table:table-cell office:value-type="float" office:value="0.8" calcext:value-type="float">
            <text:p>0.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" calcext:value-type="float">
            <text:p>0.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514285714285714" calcext:value-type="float">
            <text:p>0.514285714285714</text:p>
          </table:table-cell>
          <table:table-cell office:value-type="float" office:value="0.85" calcext:value-type="float">
            <text:p>0.85</text:p>
          </table:table-cell>
          <table:table-cell office:value-type="float" office:value="0.71702380952381" calcext:value-type="float">
            <text:p>0.71702380952381</text:p>
          </table:table-cell>
          <table:table-cell office:value-type="float" office:value="0.121222748065394" calcext:value-type="float">
            <text:p>0.121222748065394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document-statistic meta:table-count="24" meta:cell-count="1030" meta:object-count="0"/>
  </office:meta>
</office:document-meta>
</file>